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06413" officeooo:paragraph-rsid="00106413" style:font-size-asian="21pt" style:font-size-complex="24pt"/>
    </style:style>
    <style:style style:name="P2" style:family="paragraph" style:parent-style-name="Standard">
      <style:text-properties fo:font-size="14pt" officeooo:rsid="00106413" officeooo:paragraph-rsid="00106413" style:font-size-asian="12.25pt" style:font-size-complex="14pt"/>
    </style:style>
    <style:style style:name="P3" style:family="paragraph" style:parent-style-name="Standard">
      <style:text-properties fo:font-size="18pt" officeooo:rsid="0002cf86" officeooo:paragraph-rsid="0002cf86" style:font-size-asian="18pt" style:font-size-complex="18pt"/>
    </style:style>
    <style:style style:name="P4" style:family="paragraph" style:parent-style-name="Standard">
      <style:text-properties officeooo:rsid="0002cf86" officeooo:paragraph-rsid="0002cf86"/>
    </style:style>
    <style:style style:name="P5" style:family="paragraph" style:parent-style-name="Standard">
      <style:text-properties officeooo:rsid="0004c11f" officeooo:paragraph-rsid="0004c11f"/>
    </style:style>
    <style:style style:name="P6" style:family="paragraph" style:parent-style-name="Standard">
      <style:text-properties fo:font-size="18pt" officeooo:rsid="0002cf86" officeooo:paragraph-rsid="0002cf86" style:font-size-asian="15.75pt" style:font-size-complex="18pt"/>
    </style:style>
    <style:style style:name="P7" style:family="paragraph" style:parent-style-name="Standard">
      <style:text-properties fo:font-size="12pt" officeooo:rsid="0002cf86" officeooo:paragraph-rsid="0002cf86" style:font-size-asian="10.5pt" style:font-size-complex="12pt"/>
    </style:style>
    <style:style style:name="P8" style:family="paragraph" style:parent-style-name="Standard">
      <style:text-properties fo:font-size="12pt" fo:font-weight="bold" officeooo:rsid="0005f2b7" officeooo:paragraph-rsid="0005f2b7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2cf86" officeooo:paragraph-rsid="0002cf86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officeooo:rsid="0004c11f" officeooo:paragraph-rsid="0004c11f" style:font-size-asian="10.5pt" style:font-size-complex="12pt"/>
    </style:style>
    <style:style style:name="P11" style:family="paragraph" style:parent-style-name="Standard">
      <style:text-properties fo:font-size="12pt" officeooo:rsid="0007d8db" officeooo:paragraph-rsid="0007d8db" style:font-size-asian="10.5pt" style:font-size-complex="12pt"/>
    </style:style>
    <style:style style:name="P12" style:family="paragraph" style:parent-style-name="Standard">
      <style:text-properties fo:font-size="12pt" officeooo:rsid="000e6251" officeooo:paragraph-rsid="000e6251" style:font-size-asian="10.5pt" style:font-size-complex="12pt"/>
    </style:style>
    <style:style style:name="P13" style:family="paragraph" style:parent-style-name="Standard">
      <style:text-properties officeooo:paragraph-rsid="000e6251"/>
    </style:style>
    <style:style style:name="T1" style:family="text">
      <style:text-properties officeooo:rsid="0016e5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f2b7"/>
    </style:style>
    <style:style style:name="T4" style:family="text">
      <style:text-properties officeooo:rsid="001801d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01d2" style:font-weight-asian="normal" style:font-weight-complex="normal"/>
    </style:style>
    <style:style style:name="T7" style:family="text">
      <style:text-properties fo:font-weight="normal" officeooo:rsid="0005f2b7" style:font-weight-asian="normal" style:font-weight-complex="normal"/>
    </style:style>
    <style:style style:name="T8" style:family="text">
      <style:text-properties officeooo:rsid="0007d8db"/>
    </style:style>
    <style:style style:name="T9" style:family="text">
      <style:text-properties fo:font-weight="normal" officeooo:rsid="0008d0a8" style:font-weight-asian="normal" style:font-weight-complex="normal"/>
    </style:style>
    <style:style style:name="T10" style:family="text">
      <style:text-properties fo:font-weight="normal" officeooo:rsid="000e6251" style:font-weight-asian="normal" style:font-weight-complex="normal"/>
    </style:style>
    <style:style style:name="T11" style:family="text">
      <style:text-properties fo:font-size="12pt" fo:font-weight="bold" officeooo:rsid="000e6251" style:font-size-asian="10.5pt" style:font-weight-asian="bold" style:font-size-complex="12pt" style:font-weight-complex="bold"/>
    </style:style>
    <style:style style:name="T12" style:family="text">
      <style:text-properties fo:font-size="12pt" fo:font-weight="normal" officeooo:rsid="000e6251" style:font-size-asian="10.5pt" style:font-weight-asian="normal" style:font-size-complex="12pt" style:font-weight-complex="normal"/>
    </style:style>
    <style:style style:name="T13" style:family="text">
      <style:text-properties officeooo:rsid="000e8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•</text:span>DESARROLLO DE SOFTWARE</text:p>
      <text:p text:style-name="P2">Óscar Úbeda</text:p>
      <text:p text:style-name="P3"/>
      <text:p text:style-name="P3">•FASE DE ANÁLISIS</text:p>
      <text:p text:style-name="P4">En la fase de análisis se define la función que desempeñara el software y sus características.</text:p>
      <text:p text:style-name="P4"/>
      <text:p text:style-name="P5">-<text:span text:style-name="T2">Ejemplo: </text:span>Analizamos que aplicación podemos crear <text:span text:style-name="T3">y </text:span>para que publico <text:span text:style-name="T4">(en este caso una red social)</text:span></text:p>
      <text:p text:style-name="P4"/>
      <text:p text:style-name="P6">•FASE DE DISEÑO</text:p>
      <text:p text:style-name="P7">En la fase de diseño se analizan los requisitos que el software requiere y se identifican las mejores soluciones para su creación.</text:p>
      <text:p text:style-name="P7"/>
      <text:p text:style-name="P8">-Ejemplo: <text:span text:style-name="T5">Aquí tenemos en cuenta en que lenguaje de programación se va a construir la app, cuantos recursos va a gastar, si va a ser una app de pc o móvil y se proponen ejemplos de como debería ser visualmente </text:span><text:span text:style-name="T6">(sera una app de móvil)</text:span></text:p>
      <text:p text:style-name="P7"/>
      <text:p text:style-name="P6">•FASE DE DESARROLLO O CODIFICACIÓN</text:p>
      <text:p text:style-name="P7">En la fase de desarrollo se realiza una investigación exhaustiva para comprender con precisión los requerimientos que el programa debe de tener.</text:p>
      <text:p text:style-name="P7"/>
      <text:p text:style-name="P9">-<text:span text:style-name="T3">Ejemplo: </text:span><text:span text:style-name="T7">Distribuimos al equipo para que cada equipo haga una parte </text:span></text:p>
      <text:p text:style-name="P6"/>
      <text:p text:style-name="P6">•PRUEBAS</text:p>
      <text:p text:style-name="P10">En esta fase se verifica la funcionalidad y el rendimiento que el programa tiene que tener para la aplicación deseada.</text:p>
      <text:p text:style-name="P7"/>
      <text:p text:style-name="P9">-<text:span text:style-name="T3">Ejemplo:</text:span><text:span text:style-name="T7"> Cuando el código de la app este listo se le realizan pruebas para ver si el rendimiento es el adecuado, si no hay bugs y que este lo mejor optimizado posible</text:span></text:p>
      <text:p text:style-name="P7"/>
      <text:p text:style-name="P6">•DOCUMENTACIÓN</text:p>
      <text:p text:style-name="P11">En esta fase, se realizan documentos donde se describe el funcionamiento de nuestro programa y de como se ha llevado a cabo la realización de este. </text:p>
      <text:p text:style-name="P6"/>
      <text:p text:style-name="P9">-<text:span text:style-name="T8">Ejemplo: </text:span><text:span text:style-name="T9">En cada realización de las fases documentamos que se hace </text:span><text:span text:style-name="T10">y los distintos problemas albergados </text:span></text:p>
      <text:p text:style-name="P7"/>
      <text:p text:style-name="P6">•EXPLOTACIÓN</text:p>
      <text:p text:style-name="P12">En esta fase se explota todo lo posible el programa en el dispositivo donde se quiere llevar a cabo para ver si el programa aguanta con los requisitos determinados. </text:p>
      <text:p text:style-name="P13"><text:span text:style-name="T11"/></text:p>
      <text:p text:style-name="P13"><text:span text:style-name="T11">-Ejemplo:</text:span><text:span text:style-name="T12"> Llevamos nuestro programa a un dispositivo (en esta caso telefónico) para probar el rendimiento del programa y sus funcionalidades</text:span></text:p>
      <text:p text:style-name="P6"/>
      <text:p text:style-name="P6"/>
      <text:p text:style-name="P6"><text:soft-page-break/></text:p>
      <text:p text:style-name="P6">•MANTENIMIENTO</text:p>
      <text:p text:style-name="P12">En esta fase el programa ya ha sido lanzado para el publico, conforme la opinión de los usuarios se modifica y actualiza el software para seguir mejorando el programa.</text:p>
      <text:p text:style-name="P12"/>
      <text:p text:style-name="P12"><text:span text:style-name="T2">-Ejemplo: </text:span><text:span text:style-name="T5">Nuestra app</text:span> esta en la play store, <text:span text:style-name="T13">y mediante los comentarios de diversos usuarios modificamos, arreglamos y optimizamos nuestra ap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7:59:24.040000000</meta:creation-date>
    <dc:date>2024-09-19T16:10:43.585000000</dc:date>
    <meta:editing-duration>PT20M42S</meta:editing-duration>
    <meta:editing-cycles>10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3" meta:word-count="345" meta:character-count="2068" meta:non-whitespace-character-count="1742"/>
  </office:meta>
</office:document-meta>
</file>